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22B7943A3940DF8F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2.154cm" svg:height="28.329cm" svg:x="9.248cm" svg:y="0.214cm">
            <draw:object draw:notify-on-update-of-ranges="Sheet1.A1:Sheet1.A1 Sheet1.A2:Sheet1.A51 Sheet1.D1:Sheet1.D1 Sheet1.D2:Sheet1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dice</text:p>
          </table:table-cell>
          <table:table-cell table:style-name="ce1" office:value-type="string" calcext:value-type="string">
            <text:p>maxdice</text:p>
          </table:table-cell>
          <table:table-cell table:style-name="ce1" office:value-type="string" calcext:value-type="string">
            <text:p>maxrolls</text:p>
          </table:table-cell>
          <table:table-cell table:style-name="ce1" office:value-type="string" calcext:value-type="string">
            <text:p>exprol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2.22" calcext:value-type="float">
            <text:p>2,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3.24" calcext:value-type="float">
            <text:p>3,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4.11" calcext:value-type="float">
            <text:p>4,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4.85" calcext:value-type="float">
            <text:p>4,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5.52" calcext:value-type="float">
            <text:p>5,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6.07" calcext:value-type="float">
            <text:p>6,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6.56" calcext:value-type="float">
            <text:p>6,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7.04" calcext:value-type="float">
            <text:p>7,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7.49" calcext:value-type="float">
            <text:p>7,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.88" calcext:value-type="float">
            <text:p>7,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8.25" calcext:value-type="float">
            <text:p>8,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8.95" calcext:value-type="float">
            <text:p>8,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9.22" calcext:value-type="float">
            <text:p>9,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9.53" calcext:value-type="float">
            <text:p>9,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9.79" calcext:value-type="float">
            <text:p>9,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10.02" calcext:value-type="float">
            <text:p>10,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10.33" calcext:value-type="float">
            <text:p>10,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10.57" calcext:value-type="float">
            <text:p>10,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10.75" calcext:value-type="float">
            <text:p>10,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10.98" calcext:value-type="float">
            <text:p>10,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11.21" calcext:value-type="float">
            <text:p>11,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11.39" calcext:value-type="float">
            <text:p>11,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11.61" calcext:value-type="float">
            <text:p>11,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11.82" calcext:value-type="float">
            <text:p>11,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1.99" calcext:value-type="float">
            <text:p>11,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12.15" calcext:value-type="float">
            <text:p>12,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12.31" calcext:value-type="float">
            <text:p>12,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12.49" calcext:value-type="float">
            <text:p>12,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12.68" calcext:value-type="float">
            <text:p>12,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12.83" calcext:value-type="float">
            <text:p>12,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12.94" calcext:value-type="float">
            <text:p>12,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13.09" calcext:value-type="float">
            <text:p>13,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13.25" calcext:value-type="float">
            <text:p>13,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13.38" calcext:value-type="float">
            <text:p>13,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13.53" calcext:value-type="float">
            <text:p>13,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3.63" calcext:value-type="float">
            <text:p>13,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13.75" calcext:value-type="float">
            <text:p>13,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13.88" calcext:value-type="float">
            <text:p>13,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4.15" calcext:value-type="float">
            <text:p>14,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14.27" calcext:value-type="float">
            <text:p>14,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14.36" calcext:value-type="float">
            <text:p>14,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 office:value-type="float" office:value="69" calcext:value-type="float">
            <text:p>69</text:p>
          </table:table-cell>
          <table:table-cell office:value-type="float" office:value="14.5" calcext:value-type="float">
            <text:p>14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14.62" calcext:value-type="float">
            <text:p>14,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14.74" calcext:value-type="float">
            <text:p>14,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14.82" calcext:value-type="float">
            <text:p>14,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14.92" calcext:value-type="float">
            <text:p>14,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9" calcext:value-type="float">
            <text:p>109</text:p>
          </table:table-cell>
          <table:table-cell office:value-type="float" office:value="73" calcext:value-type="float">
            <text:p>73</text:p>
          </table:table-cell>
          <table:table-cell office:value-type="float" office:value="15.02" calcext:value-type="float">
            <text:p>15,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5.12" calcext:value-type="float">
            <text:p>15,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5:01:50.973330270</meta:creation-date>
    <dc:date>2023-04-28T15:12:31.466448509</dc:date>
    <meta:editing-duration>PT10M41S</meta:editing-duration>
    <meta:editing-cycles>1</meta:editing-cycles>
    <meta:document-statistic meta:table-count="1" meta:cell-count="204" meta:object-count="1"/>
    <meta:generator>LibreOffice/7.4.2.3$MacOSX_X86_64 LibreOffice_project/382eef1f22670f7f4118c8c2dd222ec7ad009daf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22B7943A3940DF8F.svm"/>
      </style:chart-properties>
    </style:style>
    <style:style style:name="ch4" style:family="chart" style:data-style-name="N0">
      <style:chart-properties chart:display-label="true" chart:logarithmic="false" chart:maximum="50" chart:origin="0" chart:interval-minor-divis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2.155cm" svg:height="28.33cm" xlink:href=".." xlink:type="simple" chart:class="chart:scatter" chart:style-name="ch1">
        <chart:title svg:x="18.361cm" svg:y="0.702cm" chart:style-name="ch2">
          <text:p>James Grime Dice Game</text:p>
        </chart:title>
        <chart:plot-area chart:style-name="ch3" table:cell-range-address="Sheet1.A1:Sheet1.A51 Sheet1.D1:Sheet1.D51" chart:data-source-has-labels="row" svg:x="1.857cm" svg:y="2.057cm" svg:width="39.455cm" svg:height="24.723cm">
          <chart:coordinate-region svg:x="2.481cm" svg:y="2.256cm" svg:width="38.643cm" svg:height="23.878cm"/>
          <chart:axis chart:dimension="x" chart:name="primary-x" chart:style-name="ch4">
            <chart:title svg:x="19.837cm" svg:y="27.347cm" chart:style-name="ch5">
              <text:p>Number of dice to start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16.27cm" chart:style-name="ch9">
              <text:p>Expected rolls per game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Sheet1.D2:Sheet1.D51" chart:label-cell-address="Sheet1.D1:Sheet1.D1" chart:class="chart:scatter">
            <chart:domain table:cell-range-address="Sheet1.A2:Sheet1.A51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xproll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2.22">
                <text:p>2.22</text:p>
                <draw:g>
                  <svg:desc>Sheet1.D2:Sheet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.53">
                <text:p>9.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.33">
                <text:p>10.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.39">
                <text:p>11.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2.31">
                <text:p>12.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2.83">
                <text:p>12.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.94">
                <text:p>12.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3.38">
                <text:p>13.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3.53">
                <text:p>13.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3.63">
                <text:p>13.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3.88">
                <text:p>13.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4.62">
                <text:p>14.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4.74">
                <text:p>14.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4.82">
                <text:p>14.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5.12">
                <text:p>15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MacOSX_X86_64 LibreOffice_project/382eef1f22670f7f4118c8c2dd222ec7ad009da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